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2" office:value-type="float" office:value="0.63">
            <text:p>0,63</text:p>
          </table:table-cell>
          <table:table-cell table:style-name="ce2" office:value-type="float" office:value="0.6">
            <text:p>0,6</text:p>
          </table:table-cell>
          <table:table-cell table:style-name="ce7" office:value-type="float" office:value="11.64">
            <text:p>11,64</text:p>
          </table:table-cell>
          <table:table-cell table:style-name="ce7" office:value-type="float" office:value="11.87">
            <text:p>11,87</text:p>
          </table:table-cell>
          <table:table-cell table:style-name="ce7" office:value-type="float" office:value="13.23">
            <text:p>13,23</text:p>
          </table:table-cell>
          <table:table-cell table:style-name="ce7" office:value-type="float" office:value="3.84">
            <text:p>3,84</text:p>
          </table:table-cell>
          <table:table-cell table:style-name="ce7" office:value-type="float" office:value="17.64">
            <text:p>17,64</text:p>
          </table:table-cell>
          <table:table-cell table:style-name="ce7" office:value-type="float" office:value="1.23">
            <text:p>1,23</text:p>
          </table:table-cell>
          <table:table-cell table:style-name="ce7" office:value-type="float" office:value="8.64">
            <text:p>8,64</text:p>
          </table:table-cell>
          <table:table-cell table:style-name="ce9" office:value-type="float" office:value="0.65">
            <text:p>0,65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table:formula="oooc:=1/[.B4]" office:value-type="float" office:value="1.58730158730159">
            <text:p>1,59</text:p>
          </table:table-cell>
          <table:table-cell office:value-type="float" office:value="2.12765957446808">
            <text:p>2,1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table:formula="oooc:=1/[.B5]" office:value-type="float" office:value="1.66666666666667">
            <text:p>1,67</text:p>
          </table:table-cell>
          <table:table-cell office:value-type="float" office:value="1.88679245283019">
            <text:p>1,8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64">
            <text:p>11,64</text:p>
          </table:table-cell>
          <table:table-cell table:formula="oooc:=1/[.B6]" office:value-type="float" office:value="0.0859106529209622">
            <text:p>0,09</text:p>
          </table:table-cell>
          <table:table-cell office:value-type="float" office:value="2.12765957446808">
            <text:p>2,1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87">
            <text:p>11,87</text:p>
          </table:table-cell>
          <table:table-cell table:formula="oooc:=1/[.B7]" office:value-type="float" office:value="0.08424599831508">
            <text:p>0,08</text:p>
          </table:table-cell>
          <table:table-cell office:value-type="float" office:value="1.72413793103448">
            <text:p>1,7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3">
            <text:p>13,23</text:p>
          </table:table-cell>
          <table:table-cell table:formula="oooc:=1/[.B8]" office:value-type="float" office:value="0.0755857898715042">
            <text:p>0,08</text:p>
          </table:table-cell>
          <table:table-cell office:value-type="float" office:value="0.10351966873706">
            <text:p>0,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84">
            <text:p>3,84</text:p>
          </table:table-cell>
          <table:table-cell table:formula="oooc:=1/[.B9]" office:value-type="float" office:value="0.260416666666667">
            <text:p>0,26</text:p>
          </table:table-cell>
          <table:table-cell office:value-type="float" office:value="0.0778816199376947">
            <text:p>0,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.64">
            <text:p>17,64</text:p>
          </table:table-cell>
          <table:table-cell table:formula="oooc:=1/[.B10]" office:value-type="float" office:value="0.0566893424036281">
            <text:p>0,06</text:p>
          </table:table-cell>
          <table:table-cell office:value-type="float" office:value="0.0747384155455904">
            <text:p>0,0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3">
            <text:p>1,23</text:p>
          </table:table-cell>
          <table:table-cell table:formula="oooc:=1/[.B11]" office:value-type="float" office:value="0.813008130081301">
            <text:p>0,81</text:p>
          </table:table-cell>
          <table:table-cell office:value-type="float" office:value="0.970873786407767">
            <text:p>0,9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4">
            <text:p>8,64</text:p>
          </table:table-cell>
          <table:table-cell table:formula="oooc:=1/[.B12]" office:value-type="float" office:value="0.115740740740741">
            <text:p>0,12</text:p>
          </table:table-cell>
          <table:table-cell office:value-type="float" office:value="0.284090909090909">
            <text:p>0,28</text:p>
          </table:table-cell>
          <table:table-cell table:number-columns-repeated="6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0.65">
            <text:p>0,65</text:p>
          </table:table-cell>
          <table:table-cell table:formula="oooc:=1/[.B13]" office:value-type="float" office:value="1.53846153846154">
            <text:p>1,54</text:p>
          </table:table-cell>
          <table:table-cell office:value-type="float" office:value="2.08333333333333">
            <text:p>2,08</text:p>
          </table:table-cell>
          <table:table-cell table:number-columns-repeated="6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5">25.12.2007</text:date>, <text:time>21:40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2-21T17:17:45</meta:creation-date>
    <dc:date>2007-12-25T21:40:13</dc:date>
    <meta:editing-cycles>8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